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TH Sarabun New" fo:font-size="26pt" officeooo:rsid="0000923b" officeooo:paragraph-rsid="0000923b" style:font-size-asian="26pt" style:font-name-complex="TH Sarabun New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TH Sarabun New" fo:font-size="26pt" officeooo:rsid="0000923b" officeooo:paragraph-rsid="00035f35" style:font-size-asian="26pt" style:font-name-complex="TH Sarabun New" style:font-size-complex="26pt"/>
    </style:style>
    <style:style style:name="P3" style:family="paragraph" style:parent-style-name="Standard">
      <style:paragraph-properties fo:text-align="start" style:justify-single-word="false"/>
      <style:text-properties style:font-name="TH Sarabun New" fo:font-size="26pt" officeooo:rsid="0000923b" officeooo:paragraph-rsid="00055aa2" style:font-size-asian="26pt" style:font-name-complex="TH Sarabun New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TH Sarabun New" fo:font-size="26pt" fo:font-weight="bold" officeooo:rsid="0000923b" officeooo:paragraph-rsid="0000923b" style:font-size-asian="26pt" style:font-weight-asian="bold" style:font-name-complex="TH Sarabun New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H Sarabun New" fo:font-size="18pt" fo:font-weight="bold" officeooo:rsid="00055aa2" officeooo:paragraph-rsid="00055aa2" style:font-size-asian="18pt" style:font-weight-asian="bold" style:font-name-complex="TH Sarabun New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H Sarabun New" fo:font-size="16pt" officeooo:rsid="00035f35" officeooo:paragraph-rsid="00035f35" style:font-size-asian="16pt" style:font-name-complex="TH Sarabun New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TH Sarabun New" fo:font-size="16pt" fo:font-weight="normal" officeooo:rsid="0009859d" officeooo:paragraph-rsid="00055aa2" style:font-size-asian="16pt" style:font-weight-asian="normal" style:font-name-complex="TH Sarabun New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H Sarabun New" fo:font-size="16pt" fo:font-weight="bold" officeooo:rsid="00035f35" officeooo:paragraph-rsid="00035f35" style:font-size-asian="16pt" style:font-weight-asian="bold" style:font-name-complex="TH Sarabun New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H Sarabun New" fo:font-size="16pt" fo:font-weight="bold" officeooo:rsid="0009a2e3" officeooo:paragraph-rsid="00129f9b" style:font-size-asian="16pt" style:font-weight-asian="bold" style:font-name-complex="TH Sarabun New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H Sarabun New" fo:font-size="16pt" fo:font-weight="bold" officeooo:rsid="0009a2e3" officeooo:paragraph-rsid="001d5c3c" style:font-size-asian="16pt" style:font-weight-asian="bold" style:font-name-complex="TH Sarabun New" style:font-size-complex="16pt" style:font-weight-complex="bold"/>
    </style:style>
    <style:style style:name="P11" style:family="paragraph" style:parent-style-name="Standard">
      <style:text-properties style:font-name="TH Sarabun New" fo:font-size="16pt" fo:font-weight="bold" officeooo:rsid="0009a2e3" officeooo:paragraph-rsid="00129f9b" style:font-size-asian="16pt" style:font-weight-asian="bold" style:font-name-complex="TH Sarabun New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H Sarabun New" fo:font-size="16pt" fo:font-weight="bold" officeooo:rsid="00035f35" officeooo:paragraph-rsid="00035f35" style:font-size-asian="16pt" style:font-weight-asian="bold" style:font-name-complex="TH Sarabun New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H Sarabun New" fo:font-size="16pt" fo:font-weight="bold" officeooo:rsid="00181199" officeooo:paragraph-rsid="00181199" style:font-size-asian="16pt" style:font-weight-asian="bold" style:font-name-complex="TH Sarabun New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H Sarabun New" fo:font-size="18pt" fo:font-weight="bold" officeooo:rsid="00055aa2" officeooo:paragraph-rsid="00055aa2" style:font-size-asian="18pt" style:font-weight-asian="bold" style:font-name-complex="TH Sarabun New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H Sarabun New" fo:font-size="18pt" fo:font-weight="bold" officeooo:rsid="001755dd" officeooo:paragraph-rsid="001755dd" style:font-size-asian="18pt" style:font-weight-asian="bold" style:font-name-complex="TH Sarabun New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H Sarabun New" fo:font-size="18pt" fo:font-weight="bold" officeooo:rsid="001755dd" officeooo:paragraph-rsid="00181199" style:font-size-asian="18pt" style:font-weight-asian="bold" style:font-name-complex="TH Sarabun New" style:font-size-complex="18pt" style:font-weight-complex="bold"/>
    </style:style>
    <style:style style:name="P17" style:family="paragraph" style:parent-style-name="Text_20_body" style:list-style-name="L1">
      <style:text-properties style:font-name="TH Sarabun New" fo:font-size="16pt" style:font-size-asian="16pt" style:font-name-complex="TH Sarabun New" style:font-size-complex="16pt"/>
    </style:style>
    <style:style style:name="P18" style:family="paragraph" style:parent-style-name="Text_20_body" style:list-style-name="L1">
      <style:text-properties style:font-name="TH Sarabun New" fo:font-size="16pt" officeooo:paragraph-rsid="000bdc4c" style:font-size-asian="16pt" style:font-name-complex="TH Sarabun New" style:font-size-complex="16pt"/>
    </style:style>
    <style:style style:name="P19" style:family="paragraph" style:parent-style-name="Text_20_body" style:list-style-name="L1">
      <style:text-properties style:font-name="TH Sarabun New" fo:font-size="16pt" officeooo:paragraph-rsid="000d8ee0" style:font-size-asian="16pt" style:font-name-complex="TH Sarabun New" style:font-size-complex="16pt"/>
    </style:style>
    <style:style style:name="P20" style:family="paragraph" style:parent-style-name="Text_20_body" style:list-style-name="L2">
      <style:text-properties style:font-name="TH Sarabun New" fo:font-size="16pt" style:font-size-asian="16pt" style:font-size-complex="16pt"/>
    </style:style>
    <style:style style:name="P21" style:family="paragraph" style:parent-style-name="Text_20_body" style:list-style-name="L2">
      <style:text-properties style:font-name="TH Sarabun New" fo:font-size="16pt" officeooo:paragraph-rsid="001755dd" style:font-size-asian="16pt" style:font-size-complex="16pt"/>
    </style:style>
    <style:style style:name="P22" style:family="paragraph" style:parent-style-name="Text_20_body" style:list-style-name="L2">
      <style:text-properties style:font-name="TH Sarabun New" fo:font-size="16pt" officeooo:rsid="001ca1dd" officeooo:paragraph-rsid="001ca1dd" style:font-size-asian="16pt" style:font-size-complex="16pt"/>
    </style:style>
    <style:style style:name="T1" style:family="text">
      <style:text-properties fo:font-size="16pt" officeooo:rsid="00022f2e" style:font-size-asian="16pt" style:font-size-complex="16pt"/>
    </style:style>
    <style:style style:name="T2" style:family="text">
      <style:text-properties fo:font-size="16pt" officeooo:rsid="00035f35" style:font-size-asian="16pt" style:font-size-complex="16pt"/>
    </style:style>
    <style:style style:name="T3" style:family="text">
      <style:text-properties fo:font-size="16pt" officeooo:rsid="00055aa2" style:font-size-asian="16pt" style:font-size-complex="16pt"/>
    </style:style>
    <style:style style:name="T4" style:family="text">
      <style:text-properties fo:font-size="16pt" fo:font-weight="normal" officeooo:rsid="0009859d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1313e1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1579aa" style:font-size-asian="16pt" style:font-weight-asian="normal" style:font-size-complex="16pt" style:font-weight-complex="normal"/>
    </style:style>
    <style:style style:name="T7" style:family="text">
      <style:text-properties fo:font-size="16pt" fo:font-weight="normal" officeooo:rsid="00181199" style:font-size-asian="16pt" style:font-weight-asian="normal" style:font-size-complex="16pt" style:font-weight-complex="normal"/>
    </style:style>
    <style:style style:name="T8" style:family="text">
      <style:text-properties fo:font-size="18pt" fo:font-weight="bold" officeooo:rsid="00055aa2" style:font-size-asian="18pt" style:font-weight-asian="bold" style:font-size-complex="18pt" style:font-weight-complex="bold"/>
    </style:style>
    <style:style style:name="T9" style:family="text">
      <style:text-properties officeooo:rsid="0009859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9a2e3" style:font-weight-asian="normal" style:font-weight-complex="normal"/>
    </style:style>
    <style:style style:name="T12" style:family="text">
      <style:text-properties fo:font-weight="normal" officeooo:rsid="000b22df" style:font-weight-asian="normal" style:font-weight-complex="normal"/>
    </style:style>
    <style:style style:name="T13" style:family="text">
      <style:text-properties fo:font-weight="normal" officeooo:rsid="00162e72" style:font-weight-asian="normal" style:font-weight-complex="normal"/>
    </style:style>
    <style:style style:name="T14" style:family="text">
      <style:text-properties fo:font-weight="normal" officeooo:rsid="0016b871" style:font-weight-asian="normal" style:font-weight-complex="normal"/>
    </style:style>
    <style:style style:name="T15" style:family="text">
      <style:text-properties fo:font-weight="normal" officeooo:rsid="001754cf" style:font-weight-asian="normal" style:font-weight-complex="normal"/>
    </style:style>
    <style:style style:name="T16" style:family="text">
      <style:text-properties fo:font-weight="normal" officeooo:rsid="0012297f" style:font-weight-asian="normal" style:font-weight-complex="normal"/>
    </style:style>
    <style:style style:name="T17" style:family="text">
      <style:text-properties fo:font-weight="normal" officeooo:rsid="0013e52a" style:font-weight-asian="normal" style:font-weight-complex="normal"/>
    </style:style>
    <style:style style:name="T18" style:family="text">
      <style:text-properties fo:font-weight="normal" officeooo:rsid="001545fc" style:font-weight-asian="normal" style:font-weight-complex="normal"/>
    </style:style>
    <style:style style:name="T19" style:family="text">
      <style:text-properties fo:font-weight="normal" officeooo:rsid="001613e8" style:font-weight-asian="normal" style:font-weight-complex="normal"/>
    </style:style>
    <style:style style:name="T20" style:family="text">
      <style:text-properties fo:font-weight="normal" officeooo:rsid="0025ba6a" style:font-weight-asian="normal" style:font-weight-complex="normal"/>
    </style:style>
    <style:style style:name="T21" style:family="text">
      <style:text-properties fo:font-weight="normal" officeooo:rsid="00209bde" style:font-weight-asian="normal" style:font-weight-complex="normal"/>
    </style:style>
    <style:style style:name="T22" style:family="text">
      <style:text-properties fo:font-weight="normal" officeooo:rsid="00240e5b" style:font-weight-asian="normal" style:font-weight-complex="normal"/>
    </style:style>
    <style:style style:name="T23" style:family="text">
      <style:text-properties fo:font-weight="normal" officeooo:rsid="00189018" style:font-weight-asian="normal" style:font-weight-complex="normal"/>
    </style:style>
    <style:style style:name="T24" style:family="text">
      <style:text-properties fo:font-weight="normal" officeooo:rsid="001a37a1" style:font-weight-asian="normal" style:font-weight-complex="normal"/>
    </style:style>
    <style:style style:name="T25" style:family="text">
      <style:text-properties fo:font-weight="normal" officeooo:rsid="001bdc68" style:font-weight-asian="normal" style:font-weight-complex="normal"/>
    </style:style>
    <style:style style:name="T26" style:family="text">
      <style:text-properties fo:font-weight="normal" officeooo:rsid="001eeefc" style:font-weight-asian="normal" style:font-weight-complex="normal"/>
    </style:style>
    <style:style style:name="T27" style:family="text">
      <style:text-properties fo:font-weight="normal" officeooo:rsid="001dafd7" style:font-weight-asian="normal" style:font-weight-complex="normal"/>
    </style:style>
    <style:style style:name="T28" style:family="text">
      <style:text-properties fo:font-weight="normal" officeooo:rsid="002298dd" style:font-weight-asian="normal" style:font-weight-complex="normal"/>
    </style:style>
    <style:style style:name="T29" style:family="text">
      <style:text-properties fo:font-weight="normal" officeooo:rsid="0022e6e3" style:font-weight-asian="normal" style:font-weight-complex="normal"/>
    </style:style>
    <style:style style:name="T30" style:family="text">
      <style:text-properties fo:font-weight="normal" officeooo:rsid="001e0cb9" style:font-weight-asian="normal" style:font-weight-complex="normal"/>
    </style:style>
    <style:style style:name="T31" style:family="text">
      <style:text-properties officeooo:rsid="0009a2e3"/>
    </style:style>
    <style:style style:name="T32" style:family="text">
      <style:text-properties officeooo:rsid="001754cf"/>
    </style:style>
    <style:style style:name="T33" style:family="text">
      <style:text-properties officeooo:rsid="001ca1dd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บทที่ 4 การพัฒนาโปรแกรม</text:p>
      <text:p text:style-name="P1"/>
      <text:p text:style-name="P2"><text:tab/><text:span text:style-name="T1">ในบทนี้จะกล่าวถึงการสร้างระบบงานของแอปพลิเคชันพูดสื่อใจ โดยนำผลที่ได้จากการวิเคราะห์และออกแบบระบบมาสร้างเป็นระบบงาน ซึ่งจะอธิบาย</text:span><text:span text:style-name="T2">ถึง</text:span><text:span text:style-name="T1">ตัวอย่างการเขียนโปรแกรม</text:span><text:span text:style-name="T2">การทำงานของระบบในส่วนต่าง ๆ ดังต่อไปนี้</text:span></text:p>
      <text:p text:style-name="P3"><text:span text:style-name="T2"><text:tab/></text:span><text:span text:style-name="T8">4.x</text:span><text:span text:style-name="T2">การเรียกใช้</text:span><text:span text:style-name="T3">ง</text:span><text:span text:style-name="T2">าน Speech </text:span><text:span text:style-name="T3">to Text</text:span></text:p>
      <text:p text:style-name="P6"><text:tab/></text:p>
      <text:p text:style-name="P5"><text:bookmark-start text:name="__DdeLink__30_1100039225"/>4.x<text:bookmark-end text:name="__DdeLink__30_1100039225"/>การ<text:span text:style-name="T9">แปลงเสียงเป็นเป็นข้อความ</text:span></text:p>
      <text:p text:style-name="P5"><text:tab/><text:span text:style-name="T4">การแปลงเสียงเป็นข้อความ</text:span><text:span text:style-name="T5">มีการ import android.speech.</text:span><text:span text:style-name="T6">RecognizerIntent</text:span><text:span text:style-name="T5">มาช่วยในการเรียกใช้งาน โดย</text:span><text:span text:style-name="T6">เรียกใช้งานด้วย Intent และคำสั่ง startActivityForResult</text:span><text:span text:style-name="T5"> </text:span><text:span text:style-name="T6">ดัง</text:span><text:span text:style-name="T5">แสดง</text:span><text:span text:style-name="T6">ใน</text:span><text:span text:style-name="T5">ภาพที่ </text:span></text:p>
      <text:p text:style-name="P5"><text:span text:style-name="T5"/></text:p>
      <table:table table:name="Table1" table:style-name="Table1">
        <table:table-column table:style-name="Table1.A"/>
        <table:table-row>
          <table:table-cell table:style-name="Table1.A1" office:value-type="string">
            <text:list xml:id="list3588470250850885197" text:style-name="L1">
              <text:list-item>
                <text:p text:style-name="P17">public class SST_mainFragment extends Fragment {</text:p>
              </text:list-item>
              <text:list-item>
                <text:p text:style-name="P17"><text:s text:c="4"/>private TextView voiceText;</text:p>
              </text:list-item>
              <text:list-item>
                <text:p text:style-name="P17"><text:s text:c="4"/>private android.support.design.widget.FloatingActionButton talkButton;</text:p>
              </text:list-item>
              <text:list-item>
                <text:p text:style-name="P17"><text:s text:c="4"/>private android.support.design.widget.FloatingActionButton resetButton;</text:p>
              </text:list-item>
              <text:list-item>
                <text:p text:style-name="P17"><text:s text:c="4"/>private final int <text:bookmark-start text:name="__DdeLink__172_796880951"/>REQUEST_VOIC_RECOGINITION = 10101<text:bookmark-end text:name="__DdeLink__172_796880951"/>;</text:p>
              </text:list-item>
              <text:list-item>
                <text:p text:style-name="P17"><text:s text:c="4"/>@Override</text:p>
              </text:list-item>
              <text:list-item>
                <text:p text:style-name="P17"><text:s text:c="4"/>public View onCreateView(LayoutInflater inflater, ViewGroup container,</text:p>
              </text:list-item>
              <text:list-item>
                <text:p text:style-name="P17"><text:s text:c="29"/>Bundle savedInstanceState) {</text:p>
              </text:list-item>
              <text:list-item>
                <text:p text:style-name="P17"><text:s text:c="8"/>return inflater.inflate(R.layout.fragment_sst_main, container, false);</text:p>
              </text:list-item>
              <text:list-item>
                <text:p text:style-name="P17"><text:s text:c="4"/>}</text:p>
              </text:list-item>
              <text:list-item>
                <text:p text:style-name="P17"><text:s text:c="4"/>@Override</text:p>
              </text:list-item>
              <text:list-item>
                <text:p text:style-name="P17"><text:s text:c="4"/>public void onViewCreated(View view, @Nullable Bundle savedInstanceState) {</text:p>
              </text:list-item>
              <text:list-item>
                <text:p text:style-name="P17"><text:s text:c="8"/>super.onViewCreated(view, savedInstanceState);</text:p>
              </text:list-item>
              <text:list-item>
                <text:p text:style-name="P17"><text:soft-page-break/><text:s text:c="8"/>voiceText = (TextView) view.findViewById(R.id.textShow);</text:p>
              </text:list-item>
              <text:list-item>
                <text:p text:style-name="P19"><text:s text:c="8"/>talkButton = (android.support.design.widget.FloatingActionButton) </text:p>
              </text:list-item>
              <text:list-item>
                <text:p text:style-name="P19"><text:s text:c="27"/>view.findViewById(R.id.talk_Button);</text:p>
              </text:list-item>
              <text:list-item>
                <text:p text:style-name="P17"><text:s text:c="8"/>talkButton.setOnClickListener(new View.OnClickListener() {</text:p>
              </text:list-item>
              <text:list-item>
                <text:p text:style-name="P17"><text:s text:c="12"/>@Override</text:p>
              </text:list-item>
              <text:list-item>
                <text:p text:style-name="P17"><text:s text:c="12"/>public void onClick(View v) {</text:p>
              </text:list-item>
              <text:list-item>
                <text:p text:style-name="P17"><text:s text:c="16"/>startSpeechInput();</text:p>
              </text:list-item>
              <text:list-item>
                <text:p text:style-name="P17"><text:s text:c="12"/>}</text:p>
              </text:list-item>
              <text:list-item>
                <text:p text:style-name="P17"><text:s text:c="8"/>});</text:p>
              </text:list-item>
              <text:list-item>
                <text:p text:style-name="P18"><text:s text:c="8"/>resetButton = (android.support.design.widget.FloatingActionButton)</text:p>
              </text:list-item>
              <text:list-item>
                <text:p text:style-name="P18"><text:s text:c="30"/>view.findViewById(R.id.reset_Button);</text:p>
              </text:list-item>
              <text:list-item>
                <text:p text:style-name="P17"><text:s text:c="8"/>resetButton.setOnClickListener(new View.OnClickListener(){</text:p>
              </text:list-item>
              <text:list-item>
                <text:p text:style-name="P17"><text:s text:c="12"/>@Override</text:p>
              </text:list-item>
              <text:list-item>
                <text:p text:style-name="P17"><text:s text:c="12"/>public void onClick(View v) {</text:p>
              </text:list-item>
              <text:list-item>
                <text:p text:style-name="P17"><text:s text:c="16"/>voiceText.setText("Show Text");</text:p>
              </text:list-item>
              <text:list-item>
                <text:p text:style-name="P17"><text:s text:c="12"/>}</text:p>
              </text:list-item>
              <text:list-item>
                <text:p text:style-name="P17"><text:s text:c="8"/>});</text:p>
              </text:list-item>
              <text:list-item>
                <text:p text:style-name="P17"><text:s text:c="4"/>}</text:p>
              </text:list-item>
              <text:list-item>
                <text:p text:style-name="P17"><text:s text:c="4"/>public void startSpeechInput(){</text:p>
              </text:list-item>
              <text:list-item>
                <text:p text:style-name="P17"><text:s text:c="8"/><text:bookmark-start text:name="__DdeLink__174_796880951"/>Intent intent = new Intent(RecognizerIntent.ACTION_RECOGNIZE_SPEECH);<text:bookmark-end text:name="__DdeLink__174_796880951"/></text:p>
              </text:list-item>
              <text:list-item>
                <text:p text:style-name="P17"><text:s text:c="8"/>intent.putExtra(RecognizerIntent.EXTRA_LANGUAGE, "th-TH");</text:p>
              </text:list-item>
              <text:list-item>
                <text:p text:style-name="P17"><text:s text:c="8"/>intent.putExtra(RecognizerIntent.EXTRA_LANGUAGE_MODEL,</text:p>
              </text:list-item>
              <text:list-item>
                <text:p text:style-name="P17"><text:soft-page-break/><text:s text:c="16"/>RecognizerIntent.LANGUAGE_MODEL_FREE_FORM);</text:p>
              </text:list-item>
              <text:list-item>
                <text:p text:style-name="P18"><text:s text:c="8"/>intent.putExtra(RecognizerIntent.EXTRA_PROMPT, "พูดที่นี่");</text:p>
              </text:list-item>
              <text:list-item>
                <text:p text:style-name="P17"><text:s text:c="8"/>try{</text:p>
              </text:list-item>
              <text:list-item>
                <text:p text:style-name="P17"><text:s text:c="12"/>startActivityForResult(intent, REQUEST_VOIC_RECOGINITION);</text:p>
              </text:list-item>
              <text:list-item>
                <text:p text:style-name="P17"><text:s text:c="8"/>}catch (ActivityNotFoundException a){</text:p>
              </text:list-item>
              <text:list-item>
                <text:p text:style-name="P17"><text:s text:c="8"/>}</text:p>
              </text:list-item>
              <text:list-item>
                <text:p text:style-name="P17"><text:s text:c="4"/>}</text:p>
              </text:list-item>
              <text:list-item>
                <text:p text:style-name="P17"><text:s text:c="4"/>@Override</text:p>
              </text:list-item>
              <text:list-item>
                <text:p text:style-name="P17"><text:s text:c="4"/>public void onActivityResult(int requestCode, int resultCode, Intent data) {</text:p>
              </text:list-item>
              <text:list-item>
                <text:p text:style-name="P17"><text:s text:c="8"/>super.onActivityResult(requestCode, resultCode, data);</text:p>
              </text:list-item>
              <text:list-item>
                <text:p text:style-name="P17"><text:s text:c="8"/>if (requestCode == REQUEST_VOIC_RECOGINITION &amp;&amp;</text:p>
              </text:list-item>
              <text:list-item>
                <text:p text:style-name="P17"><text:s text:c="16"/>resultCode == RESULT_OK &amp;&amp;</text:p>
              </text:list-item>
              <text:list-item>
                <text:p text:style-name="P17"><text:s text:c="16"/>data != null) {</text:p>
              </text:list-item>
              <text:list-item>
                <text:p text:style-name="P17"><text:s text:c="12"/>ArrayList&lt;String&gt; result = data.getStringArrayListExtra(RecognizerIntent.EXTRA_RESULTS);</text:p>
              </text:list-item>
              <text:list-item>
                <text:p text:style-name="P17"><text:s text:c="12"/>String text = result.get(0);</text:p>
              </text:list-item>
              <text:list-item>
                <text:p text:style-name="P17"><text:s text:c="12"/>voiceText.setText(text);</text:p>
              </text:list-item>
              <text:list-item>
                <text:p text:style-name="P17"><text:s text:c="8"/>}</text:p>
              </text:list-item>
              <text:list-item>
                <text:p text:style-name="P17"><text:s text:c="4"/>}</text:p>
              </text:list-item>
              <text:list-item>
                <text:p text:style-name="P17">}</text:p>
              </text:list-item>
            </text:list>
          </table:table-cell>
        </table:table-row>
      </table:table>
      <text:p text:style-name="P7"/>
      <text:p text:style-name="P8"><text:span text:style-name="T31">ภาพที่ </text:span><text:span text:style-name="T11">การแปลงเสียงเป็นข้อความ</text:span></text:p>
      <text:p text:style-name="P8"><text:span text:style-name="T11"/></text:p>
      <text:p text:style-name="P9"><text:soft-page-break/><text:span text:style-name="T10">บรรทัดที่ 2-4<text:tab/>เป็นการประกาศตัวแปรเพื่อใช้</text:span><text:span text:style-name="T16">กำหนดค่าให้หน้า layout</text:span></text:p>
      <text:p text:style-name="P11"><text:span text:style-name="T10"><text:tab/></text:span><text:span text:style-name="T12">บรรทัดที่ </text:span><text:span text:style-name="T16">5<text:tab/>ประกาศตัวแปรค่าคงที่ชื่อREQUEST_VOIC_ REQUEST_VOIC_RECOGINITION มีค่าเท่ากับ 10101</text:span></text:p>
      <text:p text:style-name="P11"><text:span text:style-name="T16"><text:tab/>บรรทัดที่ 9<text:tab/>กำหนดให้ SST_mainFragment เรียก layout ชื่อ fragment_sst_main.xml มาแสดง</text:span></text:p>
      <text:p text:style-name="P11"><text:span text:style-name="T16"><text:tab/></text:span><text:span text:style-name="T17">บรรทัดที่ 14<text:tab/>กำหนด idชื่อว่า textShow ให้กับตัวแปรชื่อ voiceText</text:span></text:p>
      <text:p text:style-name="P11"><text:span text:style-name="T17"><text:tab/>บรรทัดที่ 15<text:tab/>กำหนด id ชื่อว่า talk_Button ให้กับตัวแปรชื่อ talkButton</text:span></text:p>
      <text:p text:style-name="P11"><text:span text:style-name="T17"><text:tab/>บรรทัดที่ 17-22<text:tab/>กำหนดให้หลังจากกดปุ่ม</text:span><text:span text:style-name="T18">ที่มี</text:span><text:span text:style-name="T17">ตัวแปรชื่อ talkButton จะไปเรียกใช้งาน method ชื่อ startSpeechInput </text:span></text:p>
      <text:p text:style-name="P11"><text:span text:style-name="T17"><text:tab/>บรรทัดที่ 23-24<text:tab/>กำหนด id ชื่อว่า reset_Button ให้กับตัวแปรชื่อ resetButton</text:span></text:p>
      <text:p text:style-name="P11"><text:span text:style-name="T17"><text:tab/>บรรทัดที่ 25-30<text:tab/></text:span><text:span text:style-name="T18">กำหนดให้หลังจากกดปุ่มที่มีตัวแปรชื่อ resetButton จะไปตั้งค่าข้อความเป็นข้อความว่างให้ตัวแปรชื่อ voiceText </text:span></text:p>
      <text:p text:style-name="P11"><text:span text:style-name="T18"><text:tab/></text:span><text:span text:style-name="T19">บรรทัดที่ 33<text:tab/>ประกาศ Intent ตัวแปรชื่อ intent เพื่อเรียกใช้งาน </text:span><text:span text:style-name="T13">Voice Recognition ของ Android </text:span></text:p>
      <text:p text:style-name="P11"><text:span text:style-name="T13"><text:tab/>บรรทัดที่ 34-35 เป็นการกำหนดภาษาที่รับข้อความเสียงเป็นภาษาไทย</text:span></text:p>
      <text:p text:style-name="P11"><text:span text:style-name="T13"><text:tab/>บรรทัดที่ 37 <text:tab/>ตั้งค่าข้อความบน Dialog ของ Voice Recognition เป็น “พูดที่นี่” <text:tab/></text:span></text:p>
      <text:p text:style-name="P11"><text:span text:style-name="T13"><text:tab/>บรรทัดที่ 38-41<text:tab/></text:span><text:span text:style-name="T14">ส่งค่าให้ตัวแปรชื่อ intent และ</text:span><text:span text:style-name="T15">ตัวแปร</text:span><text:span text:style-name="T14"> REQUEST_VOIC_RECOGINITION ไปที่ <text:s/></text:span><text:span text:style-name="T13">method ชื่อ startActivityForResult </text:span><text:span text:style-name="T14">เพื่อใช้งาน</text:span><text:span text:style-name="T13"> </text:span></text:p>
      <text:p text:style-name="P9"><text:span text:style-name="T13"><text:tab/></text:span><text:span text:style-name="T14">บรรทัดที่ 46-52 เป็นการกำหนดค่าข้อความให้ตัวแปรชื่อ voiceText ที่ได้มาจากผลลัพธ์ของคำสั่ง RecognizerInternt โดยมีเงื่อนไขว่าตัวแปร</text:span><text:span text:style-name="T15">ชื่อ</text:span><text:span text:style-name="T14"> requestCode </text:span><text:span text:style-name="T15">มีค่าเท่ากับตัวแปร REQUEST_V</text:span><text:span text:style-name="T14">OIC_RECOGINITION </text:span><text:span text:style-name="T15">ตัวแปรชื่อ resultCode เท่ากับ RESULT_OK และตัวแปรชื่อ data ไม่เป็นค่าว่าง</text:span></text:p>
      <text:p text:style-name="P9"><text:span text:style-name="T15"/></text:p>
      <text:p text:style-name="P15"><text:tab/>4.x <text:span text:style-name="T32">ก</text:span>ารแปลงข้อความเป็นเสียง</text:p>
      <text:p text:style-name="P16"><text:tab/><text:span text:style-name="T7">การแปลงข้อความเป็นเสียงในการพัฒนาส่วนนี้ได้ import android.speech.tts.TextToSpeech มาช่วยในการพัฒนา โดยแสดงดังภาพที่ <text:s/></text:span></text:p>
      <text:p text:style-name="P15"><text:span text:style-name="T7"/></text:p>
      <table:table table:name="Table2" table:style-name="Table2">
        <table:table-column table:style-name="Table2.A"/>
        <table:table-row>
          <table:table-cell table:style-name="Table2.A1" office:value-type="string">
            <text:list xml:id="list2618398989290323491" text:style-name="L2">
              <text:list-item>
                <text:p text:style-name="P21">public class MyTTS extends UtteranceProgressListener</text:p>
              </text:list-item>
              <text:list-item>
                <text:p text:style-name="P21"><text:s text:c="28"/>implements TextToSpeech.OnInitListener, </text:p>
              </text:list-item>
              <text:list-item>
                <text:p text:style-name="P21"><text:s text:c="46"/>TextToSpeech.OnUtteranceCompletedListener {</text:p>
              </text:list-item>
              <text:list-item>
                <text:p text:style-name="P20"><text:s text:c="4"/>public static MyTTS myTTS;</text:p>
              </text:list-item>
              <text:list-item>
                <text:p text:style-name="P20"><text:s text:c="4"/>public static MyTTS getInstance(Context context) {</text:p>
              </text:list-item>
              <text:list-item>
                <text:p text:style-name="P20"><text:soft-page-break/><text:s text:c="8"/>if (myTTS == null) {</text:p>
              </text:list-item>
              <text:list-item>
                <text:p text:style-name="P20"><text:s text:c="12"/>myTTS = new MyTTS(context);</text:p>
              </text:list-item>
              <text:list-item>
                <text:p text:style-name="P20"><text:s text:c="8"/>}</text:p>
              </text:list-item>
              <text:list-item>
                <text:p text:style-name="P20"><text:s text:c="8"/>return myTTS;</text:p>
              </text:list-item>
              <text:list-item>
                <text:p text:style-name="P20"><text:s text:c="4"/>}</text:p>
              </text:list-item>
              <text:list-item>
                <text:p text:style-name="P20"><text:s text:c="4"/>private Context context;</text:p>
              </text:list-item>
              <text:list-item>
                <text:p text:style-name="P20"><text:s text:c="4"/>private TextToSpeech tts;</text:p>
              </text:list-item>
              <text:list-item>
                <text:p text:style-name="P20"><text:s text:c="4"/>private Locale locale = Locale.getDefault();</text:p>
              </text:list-item>
              <text:list-item>
                <text:p text:style-name="P20"><text:s text:c="4"/>private String enginePackageName;</text:p>
              </text:list-item>
              <text:list-item>
                <text:p text:style-name="P20"><text:s text:c="4"/>private String message;</text:p>
              </text:list-item>
              <text:list-item>
                <text:p text:style-name="P20"><text:s text:c="4"/>private boolean isRunning <text:span text:style-name="T33">= false</text:span>;</text:p>
              </text:list-item>
              <text:list-item>
                <text:p text:style-name="P20"><text:s text:c="4"/>private int speakCount;</text:p>
              </text:list-item>
              <text:list-item>
                <text:p text:style-name="P20"><text:s text:c="4"/>public MyTTS(Context context) {</text:p>
              </text:list-item>
              <text:list-item>
                <text:p text:style-name="P20"><text:s text:c="8"/>this.context = context;</text:p>
              </text:list-item>
              <text:list-item>
                <text:p text:style-name="P20"><text:s text:c="4"/>}</text:p>
              </text:list-item>
              <text:list-item>
                <text:p text:style-name="P20"><text:s text:c="4"/>public void speak(String message) {</text:p>
              </text:list-item>
              <text:list-item>
                <text:p text:style-name="P20"><text:s text:c="8"/>this.message = message;</text:p>
              </text:list-item>
              <text:list-item>
                <text:p text:style-name="P20"><text:s text:c="8"/>if (tts == null || !isRunning) {</text:p>
              </text:list-item>
              <text:list-item>
                <text:p text:style-name="P20"><text:s text:c="12"/>speakCount = 0;</text:p>
              </text:list-item>
              <text:list-item>
                <text:p text:style-name="P20"><text:s text:c="12"/>if (enginePackageName != null &amp;&amp; !enginePackageName.isEmpty()) {</text:p>
              </text:list-item>
              <text:list-item>
                <text:p text:style-name="P20"><text:s text:c="16"/>tts = new <text:bookmark-start text:name="__DdeLink__180_796880951"/>TextToSpeech<text:bookmark-end text:name="__DdeLink__180_796880951"/>(context, this, enginePackageName);</text:p>
              </text:list-item>
              <text:list-item>
                <text:p text:style-name="P20"><text:s text:c="12"/>} else {</text:p>
              </text:list-item>
              <text:list-item>
                <text:p text:style-name="P20"><text:soft-page-break/><text:s text:c="16"/>tts = new TextToSpeech(context, this);</text:p>
              </text:list-item>
              <text:list-item>
                <text:p text:style-name="P20"><text:s text:c="12"/>}</text:p>
              </text:list-item>
              <text:list-item>
                <text:p text:style-name="P20"><text:s text:c="12"/>if (Build.VERSION.SDK_INT &gt;= Build.VERSION_CODES.ICE_CREAM_SANDWICH_MR1) {</text:p>
              </text:list-item>
              <text:list-item>
                <text:p text:style-name="P20"><text:s text:c="16"/>tts.setOnUtteranceProgressListener(this);</text:p>
              </text:list-item>
              <text:list-item>
                <text:p text:style-name="P20"><text:s text:c="12"/>} else {</text:p>
              </text:list-item>
              <text:list-item>
                <text:p text:style-name="P20"><text:s text:c="16"/>tts.setOnUtteranceCompletedListener(this);</text:p>
              </text:list-item>
              <text:list-item>
                <text:p text:style-name="P20"><text:s text:c="12"/>}</text:p>
              </text:list-item>
              <text:list-item>
                <text:p text:style-name="P20"><text:s text:c="12"/>isRunning = true;</text:p>
              </text:list-item>
              <text:list-item>
                <text:p text:style-name="P20"><text:s text:c="8"/>} else {</text:p>
              </text:list-item>
              <text:list-item>
                <text:p text:style-name="P20"><text:s text:c="12"/>startSpeak();</text:p>
              </text:list-item>
              <text:list-item>
                <text:p text:style-name="P20"><text:s text:c="8"/>}</text:p>
              </text:list-item>
              <text:list-item>
                <text:p text:style-name="P20"><text:s text:c="4"/>}</text:p>
              </text:list-item>
              <text:list-item>
                <text:p text:style-name="P22"><text:s/>...</text:p>
              </text:list-item>
              <text:list-item>
                <text:p text:style-name="P20"><text:s text:c="4"/>private void startSpeak() {</text:p>
              </text:list-item>
              <text:list-item>
                <text:p text:style-name="P20"><text:s text:c="8"/>speakCount++;</text:p>
              </text:list-item>
              <text:list-item>
                <text:p text:style-name="P20"><text:s text:c="8"/>if (locale != null) {</text:p>
              </text:list-item>
              <text:list-item>
                <text:p text:style-name="P20"><text:s text:c="12"/>tts.setLanguage(locale);</text:p>
              </text:list-item>
              <text:list-item>
                <text:p text:style-name="P20"><text:s text:c="8"/>}</text:p>
              </text:list-item>
              <text:list-item>
                <text:p text:style-name="P20"><text:s text:c="8"/>if (Build.VERSION.SDK_INT &gt;= Build.VERSION_CODES.LOLLIPOP) {</text:p>
              </text:list-item>
              <text:list-item>
                <text:p text:style-name="P20"><text:s text:c="12"/>tts.speak(message, TextToSpeech.QUEUE_FLUSH, null, "");</text:p>
              </text:list-item>
              <text:list-item>
                <text:p text:style-name="P20"><text:s text:c="8"/>} else {</text:p>
              </text:list-item>
              <text:list-item>
                <text:p text:style-name="P20"><text:s text:c="12"/>tts.speak(message, TextToSpeech.QUEUE_FLUSH, null);</text:p>
              </text:list-item>
              <text:list-item>
                <text:p text:style-name="P20"><text:soft-page-break/><text:s text:c="8"/>}</text:p>
              </text:list-item>
              <text:list-item>
                <text:p text:style-name="P20"><text:s text:c="4"/>}</text:p>
              </text:list-item>
              <text:list-item>
                <text:p text:style-name="P20"><text:s text:c="4"/>private void clear() {</text:p>
              </text:list-item>
              <text:list-item>
                <text:p text:style-name="P20"><text:s text:c="8"/>speakCount--;</text:p>
              </text:list-item>
              <text:list-item>
                <text:p text:style-name="P20"><text:s text:c="8"/>if (speakCount == 0) {</text:p>
              </text:list-item>
              <text:list-item>
                <text:p text:style-name="P20"><text:s text:c="12"/>tts.shutdown();</text:p>
              </text:list-item>
              <text:list-item>
                <text:p text:style-name="P20"><text:s text:c="12"/>isRunning = false;</text:p>
              </text:list-item>
              <text:list-item>
                <text:p text:style-name="P20"><text:s text:c="8"/>}</text:p>
              </text:list-item>
              <text:list-item>
                <text:p text:style-name="P20"><text:s text:c="4"/>}</text:p>
              </text:list-item>
              <text:list-item>
                <text:p text:style-name="P20"><text:s/>...</text:p>
              </text:list-item>
            </text:list>
          </table:table-cell>
        </table:table-row>
      </table:table>
      <text:p text:style-name="P13"><text:span text:style-name="T32">ภ</text:span>าพที่ <text:span text:style-name="T10">การแปลงข้อความเป็นเสียง</text:span></text:p>
      <text:p text:style-name="P13"><text:span text:style-name="T10"/></text:p>
      <text:p text:style-name="P10"><text:span text:style-name="T10"><text:tab/></text:span><text:span text:style-name="T23">บรรทัดที่ </text:span><text:span text:style-name="T24">5-10<text:tab/>เป็นการประกาศ Method ชื่อ getInstance เพื่อกำหนดค่า Context ให้ Class ชื่อ MyTTS เมื่อตัวแปรชื่อ myTTS มีค่าว่าง</text:span></text:p>
      <text:p text:style-name="P10"><text:span text:style-name="T24"><text:tab/>บรรทัดที่ 11-17<text:tab/>เป็นการประกาศตัวแปรเพื่อใช้ภายใน Class ชื่อ MyTTS</text:span></text:p>
      <text:p text:style-name="P10"><text:span text:style-name="T24"><text:tab/>บรรทัดที่ 18-20 <text:tab/>เป็น Constructor ของ Class คือ MyTTS</text:span></text:p>
      <text:p text:style-name="P10"><text:span text:style-name="T24"><text:tab/>บรรทัดที่ 21 <text:tab/>ประกาศ Method ชื่อ speak รับค่าเข้าเป็นString ชื่อ message</text:span></text:p>
      <text:p text:style-name="P10"><text:span text:style-name="T24"><text:tab/>บรรทัดที่ 22<text:tab/></text:span><text:span text:style-name="T25">กำหนดให้ค่าตัวแปรชื่อ messageในClass ชื่อ <text:s/>MyTTS มีค่าเท่ากับตัวแปรชื่อ message ที่รับเข้ามาใน Method ชื่อ speak</text:span></text:p>
      <text:p text:style-name="P10"><text:span text:style-name="T25"><text:tab/>บรรทัดที่ </text:span><text:span text:style-name="T26">23</text:span><text:span text:style-name="T25">-</text:span><text:span text:style-name="T26">26</text:span><text:span text:style-name="T25"><text:tab/> </text:span><text:span text:style-name="T27">ถ้าตัวแปรชื่อ tts เป็นค่าว่างหรือ</text:span><text:span text:style-name="T26">ตัวแปรชื่อ isRunning มีค่าเป็นเท็จ ให้กำหนดค่าตัวแปรชื่อ speakCount มีค่าเท่ากับ 0 และถ้าตัวแปรชื่อ enginePackageName ไม่เป็นค่าว่าง กำหนดให้</text:span><text:span text:style-name="T21">ตัวแปรชื่อ tts </text:span><text:span text:style-name="T28">ส</text:span><text:span text:style-name="T29">่</text:span><text:span text:style-name="T28">งค่า</text:span><text:span text:style-name="T29">ตัวแปร</text:span><text:span text:style-name="T28"> ได้แก่ context, </text:span><text:span text:style-name="T29">thisและ enginePackageName ไปที่ Class ชื่อ TextToSpeech แต่ถ้าว่าง</text:span><text:bookmark-start text:name="__DdeLink__184_796880951"/><text:span text:style-name="T29">ส่งค่าตัวแปร ได้แก่ <text:s text:c="2"/></text:span><text:span text:style-name="T28">context</text:span><text:span text:style-name="T29">และ enginePackageName ไปที่ Class ชื่อ TextToSpeech</text:span><text:bookmark-end text:name="__DdeLink__184_796880951"/></text:p>
      <text:p text:style-name="P10"><text:span text:style-name="T29"><text:tab/>บรรทัดที่ 27-29 ถ้าไม่เข้าเงื่อนไข</text:span><text:span text:style-name="T27">ตัวแปรชื่อ tts เป็นค่าว่างหรือ</text:span><text:span text:style-name="T26">ตัวแปรชื่อ isRunning มีค่าเป็นเท็จ </text:span><text:span text:style-name="T29">ให้ส่งค่าตัวแปร ได้แก่ <text:s text:c="2"/></text:span><text:span text:style-name="T28">context</text:span><text:span text:style-name="T29">และ enginePackageName ไปที่ Class ชื่อ TextToSpeech</text:span></text:p>
      <text:p text:style-name="P10"><text:span text:style-name="T21"><text:tab/></text:span><text:span text:style-name="T22">บรรทัดที่ 30-34<text:tab/>ถ้า SDK Version มากกว่าหรือเท่ากับ ICE_CREAM_SANDWICH_MR1 ให้ตัวแปรชื่อ tts เรียกใช้ Method ชื่อ setOnUttrranceProgressListener แต่ถ้าไม่เข้าเงื่อนไขให้ตัวแปรชื่อ tts เรียกใช้ Method ชื่อ setOnUtteranceCompletedListener</text:span></text:p>
      <text:p text:style-name="P10"><text:soft-page-break/><text:span text:style-name="T22"><text:tab/>บรรทัดที่ 35 <text:tab/>กำหนดค่าให้ตัวแปรชื่อ isRunning มีค่าเท่ากับ true</text:span></text:p>
      <text:p text:style-name="P10"><text:span text:style-name="T22"><text:tab/>บรรทัดที่ 36-38 ถ้าไม่เข้าเงื่อนไขในบรรทัดที่ 23 เรียกใช้ Method ชื่อ startSpeak</text:span></text:p>
      <text:p text:style-name="P10"><text:span text:style-name="T22"><text:tab/>บรรทัดที่ </text:span><text:span text:style-name="T20">41<text:tab/>สร้าง Method ชื่อว่า startSpeak </text:span></text:p>
      <text:p text:style-name="P10"><text:span text:style-name="T20"><text:tab/>บรรทัดที่ 42<text:tab/>ตัวแปรชื่อspeakCount มีค่าเพิ่มขึ้นทีละหนึ่ง</text:span></text:p>
      <text:p text:style-name="P10"><text:span text:style-name="T20"><text:tab/>บรรทัดที่ 43-44<text:tab/>เป็นการกำหนดตัวแปรชื่อ locale ไปที่ Method setLanguage เพื่อกำหนดภาษาถ้าตัวแปรชื่อ locale มีค่าว่าง</text:span></text:p>
      <text:p text:style-name="P10"><text:span text:style-name="T20"><text:tab/>บรรทัดที่ 46-50<text:tab/>เป็นการแปลงข้อความเป็นเสียงพูดโดยใช้คำสั่ง speak</text:span></text:p>
      <text:p text:style-name="P10"><text:span text:style-name="T20"><text:tab/></text:span><text:span text:style-name="T21">บรรทัดที่ 52-58<text:tab/>Method ชื่อว่า clear ถ้าตัวแปรชื่อ speakCount มีค่าเท่ากับ 0 ให้ตัวแปรชื่อ tts เรียกการใช้งาน Method ชื่อ shutdown และกำหนดค่าให้ตัวแปรชื่อว่า isRunnig เป็น </text:span><text:span text:style-name="T22">fal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fo:padding="0in" fo:border="none" style:shadow="none" text:number-lines="false" text:line-number="0"/>
      <style:text-properties fo:background-color="transparent" style:font-size-asian="10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9:31:17.010933740</meta:creation-date>
    <dc:date>2017-06-24T23:13:58.013691232</dc:date>
    <meta:editing-duration>PT1H11M7S</meta:editing-duration>
    <meta:editing-cycles>10</meta:editing-cycles>
    <meta:generator>LibreOffice/5.1.6.2$Linux_X86_64 LibreOffice_project/10m0$Build-2</meta:generator>
    <meta:document-statistic meta:table-count="2" meta:image-count="0" meta:object-count="0" meta:page-count="8" meta:paragraph-count="151" meta:word-count="2312" meta:character-count="7711" meta:non-whitespace-character-count="6172"/>
  </office:meta>
</office:document-meta>
</file>